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0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8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19.56mm" fo:break-before="auto" style:use-optimal-row-height="true"/>
    </style:style>
    <style:style style:name="ro5" style:family="table-row">
      <style:table-row-properties style:row-height="18.79mm" fo:break-before="auto" style:use-optimal-row-height="true"/>
    </style:style>
    <style:style style:name="ro6" style:family="table-row">
      <style:table-row-properties style:row-height="15.3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5.88mm" fo:break-before="auto" style:use-optimal-row-height="true"/>
    </style:style>
    <style:style style:name="ro9" style:family="table-row">
      <style:table-row-properties style:row-height="11.62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19.31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11.38mm" fo:break-before="auto" style:use-optimal-row-height="true"/>
    </style:style>
    <style:style style:name="ro14" style:family="table-row">
      <style:table-row-properties style:row-height="11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2e3436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GO</text:p>
          </table:table-cell>
        </table:table-row>
        <table:table-row table:style-name="ro2">
          <table:table-cell office:value-type="float" office:value="2016.9" calcext:value-type="float">
            <text:p>2016.9</text:p>
          </table:table-cell>
          <table:table-cell table:style-name="ce2" office:value-type="string" calcext:value-type="string">
            <text:p>09/30/16</text:p>
          </table:table-cell>
          <table:table-cell office:value-type="string" calcext:value-type="string">
            <text:p>[婦女新知訊息]【聯合聲明】抗議年代電視台《新聞面對面》節目　違反新聞自律原則讓夏林清上節目喊冤引導輿論公審及判案　公民參與媒體改造聯盟聲明稿 http://ift.tt/2cDcfgo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性別, <text:s/>女權, 媒改</text:p>
          </table:table-cell>
          <table:table-cell office:value-type="string" calcext:value-type="string">
            <text:p>婦女新知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date" office:date-value="2016-10-30" calcext:value-type="date">
            <text:p>105/10/30</text:p>
          </table:table-cell>
          <table:table-cell office:value-type="string" calcext:value-type="string">
            <text:p><text:s/>[環資訊息]「大巨蛋為什麼不解約！」 護樹團體萬聖節遊行問柯P ift.tt/2f5KTR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環保</text:p>
          </table:table-cell>
          <table:table-cell office:value-type="string" calcext:value-type="string">
            <text:p>環資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date" office:date-value="2016-11-30" calcext:value-type="date">
            <text:p>105/11/30</text:p>
          </table:table-cell>
          <table:table-cell office:value-type="string" calcext:value-type="string">
            <text:p>[綠色和平台灣]漂在西非，越走越遠的中國遠洋漁船 ift.tt/2gwoh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環保, 海洋</text:p>
          </table:table-cell>
          <table:table-cell office:value-type="string" calcext:value-type="string">
            <text:p>綠色和平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date" office:date-value="2016-12-30" calcext:value-type="date">
            <text:p>105/12/30</text:p>
          </table:table-cell>
          <table:table-cell office:value-type="string" calcext:value-type="string">
            <text:p><text:s/>[看守台灣協會]遏止廢棄物流竄、守護環境已經不能再等 ift.tt/2hBEhj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環保</text:p>
          </table:table-cell>
          <table:table-cell office:value-type="string" calcext:value-type="string">
            <text:p>看守台灣</text:p>
          </table:table-cell>
        </table:table-row>
        <table:table-row table:style-name="ro4">
          <table:table-cell office:value-type="float" office:value="2017.1" calcext:value-type="float">
            <text:p>2017.1</text:p>
          </table:table-cell>
          <table:table-cell table:style-name="ce2" office:value-type="date" office:date-value="2017-01-24" calcext:value-type="date">
            <text:p>106/01/24</text:p>
          </table:table-cell>
          <table:table-cell office:value-type="string" calcext:value-type="string">
            <text:p>本週二例文從國外團體The engine room的專案研究，來反思NGO在挑選數位工具上的狀況“Technology tools for NGOs (part I)” https://medium.twngo.xyz/technology-tools-for-ngos-part-i-b42243247c0f#.zgpufiz3k …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數位工具</text:p>
          </table:table-cell>
          <table:table-cell office:value-type="string" calcext:value-type="string">
            <text:p>NGO推進器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" office:value-type="date" office:date-value="2017-02-28" calcext:value-type="date">
            <text:p>106/02/28</text:p>
          </table:table-cell>
          <table:table-cell office:value-type="string" calcext:value-type="string">
            <text:p/>
            <text:p> 每週二依然準時送上一篇專文，今日二二八要介紹的是美國上世紀80年代出版的一本社會運動經典作品“舊書介紹－社會運動的階段與角色” medium.twngo.xyz/%E8%88%8A%E6%9…</text:p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社會運動</text:p>
          </table:table-cell>
          <table:table-cell office:value-type="string" calcext:value-type="string">
            <text:p>NGO推進器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2" office:value-type="date" office:date-value="2017-03-07" calcext:value-type="date">
            <text:p>106/03/07</text:p>
          </table:table-cell>
          <table:table-cell office:value-type="string" calcext:value-type="string">
            <text:p/>
            <text:p>Twngo.xyz 的另一個新工作計畫即將登場囉～～ “NGO 數位知能培力課程” medium.twngo.xyz/ngo-%E6%95%B8%…</text:p>
            <text:p/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數位能力</text:p>
          </table:table-cell>
          <table:table-cell office:value-type="string" calcext:value-type="string">
            <text:p>NGO推進器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" office:value-type="date" office:date-value="2017-04-29" calcext:value-type="date">
            <text:p>106/04/29</text:p>
          </table:table-cell>
          <table:table-cell office:value-type="string" calcext:value-type="string">
            <text:p>[勵馨訊息]目睹兒服務：台中勵馨向日葵小屋成立週年－第891期 ift.tt/2qgrfsw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兒童</text:p>
          </table:table-cell>
          <table:table-cell office:value-type="string" calcext:value-type="string">
            <text:p>勵馨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2" office:value-type="date" office:date-value="2017-05-26" calcext:value-type="date">
            <text:p>106/05/26</text:p>
          </table:table-cell>
          <table:table-cell office:value-type="string" calcext:value-type="string">
            <text:p><text:s/>[廢死聯盟訊息]關於廢話電子報100期的八個統計數字 ift.tt/2qqJvhI #EndDeathPenalty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廢除死刑</text:p>
          </table:table-cell>
          <table:table-cell office:value-type="string" calcext:value-type="string">
            <text:p>廢死聯盟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2" office:value-type="date" office:date-value="2017-06-29" calcext:value-type="date">
            <text:p>106/06/29</text:p>
          </table:table-cell>
          <table:table-cell office:value-type="string" calcext:value-type="string">
            <text:p> [環資訊息]含戴奧辛集塵灰「填海造島」 新竹新豐淪最毒海岸線 ift.tt/2u0vXwq</text:p>
            <text:p>782</text:p>
            <text:p/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環保,海洋</text:p>
          </table:table-cell>
          <table:table-cell office:value-type="string" calcext:value-type="string">
            <text:p>環資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2" office:value-type="date" office:date-value="2017-07-31" calcext:value-type="date">
            <text:p>106/07/31</text:p>
          </table:table-cell>
          <table:table-cell office:value-type="string" calcext:value-type="string">
            <text:p>[民主書院訊息]吉林市23村突遭水庫泄洪家被淹 上千災民政府討說法無果堵路抗議 ift.tt/2uaF2l4 #China #中國人權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中國人權</text:p>
          </table:table-cell>
          <table:table-cell office:value-type="string" calcext:value-type="string">
            <text:p>華人民主書院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2" office:value-type="date" office:date-value="2017-08-28" calcext:value-type="date">
            <text:p>106/08/28</text:p>
          </table:table-cell>
          <table:table-cell office:value-type="string" calcext:value-type="string">
            <text:p><text:s/>且看二年前 <text:s/>@NonprofitOrgs 進過的2016全球NGO線上使用調查 ，別忘了參與今年正在進行的全球 NGO Tech Survey to.twngo.xyz/2pWoMac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數位能力</text:p>
          </table:table-cell>
          <table:table-cell office:value-type="string" calcext:value-type="string">
            <text:p>NGO推進器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table:style-name="ce3" office:value-type="date" office:date-value="2017-09-05" calcext:value-type="date">
            <text:p>106/09/05</text:p>
          </table:table-cell>
          <table:table-cell office:value-type="string" calcext:value-type="string">
            <text:p>本週介紹二個國外社運工具箱網站 @BTroublemakers @BeautRising 。華文世界中這類社會行動、公民不服從、非暴力抗爭等運動系統化、親民化、綜合性的整理和分析材料都非常殘缺，呈現上也偏呆板、制式。</text:p>
            <text:p>to.twngo.xyz/2x6vxJI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社會運動, 數位工具</text:p>
          </table:table-cell>
          <table:table-cell office:value-type="string" calcext:value-type="string">
            <text:p>NGO推進器</text:p>
          </table:table-cell>
        </table:table-row>
        <table:table-row table:style-name="ro12">
          <table:table-cell office:value-type="float" office:value="10" calcext:value-type="float">
            <text:p>10</text:p>
          </table:table-cell>
          <table:table-cell table:style-name="ce2" office:value-type="date" office:date-value="2017-10-03" calcext:value-type="date">
            <text:p>106/10/03</text:p>
          </table:table-cell>
          <table:table-cell office:value-type="string" calcext:value-type="string">
            <text:p><text:s/>[民主書院訊息]十九大維穩：刪2000萬信息 收繳“非法宗教出版物” twngo.cf/2yTV9ai #China #中國人權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中國人權</text:p>
          </table:table-cell>
          <table:table-cell office:value-type="string" calcext:value-type="string">
            <text:p>華人民主書院</text:p>
          </table:table-cell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2" office:value-type="date" office:date-value="2018-11-13" calcext:value-type="date">
            <text:p>107/11/13</text:p>
          </table:table-cell>
          <table:table-cell office:value-type="string" calcext:value-type="string">
            <text:p/>
            <text:p>明天我們將公佈今年七月初進行的「台灣 NGOs 工作者網際網路使用調查結果 」（～￣▽￣～） with @okfntw @taipeiio infosec.twngo.xyz/survey.html pic.twitter.com/tOYWHHtGIx</text:p>
            <text:p/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數位能力</text:p>
          </table:table-cell>
          <table:table-cell office:value-type="string" calcext:value-type="string">
            <text:p>NGO推進器</text:p>
          </table:table-cell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2" office:value-type="date" office:date-value="2017-12-12" calcext:value-type="date">
            <text:p>106/12/12</text:p>
          </table:table-cell>
          <table:table-cell office:value-type="string" calcext:value-type="string">
            <text:p><text:s/>[TWNGO 推進器] 本週的專文不談數位網路技術,而是分享一份報告，其探討當權者如何利用進步字眼，卻是用壓擠公民社會發展空間的全球逆襲。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社會運動, 公民社會</text:p>
          </table:table-cell>
          <table:table-cell office:value-type="string" calcext:value-type="string">
            <text:p>NGO推進器</text:p>
          </table:table-cell>
        </table:table-row>
        <table:table-row table:style-name="ro7">
          <table:table-cell office:value-type="float" office:value="2018.1" calcext:value-type="float">
            <text:p>2018.1</text:p>
          </table:table-cell>
          <table:table-cell table:style-name="ce3" office:value-type="date" office:date-value="2018-01-14" calcext:value-type="date">
            <text:p>107/01/14</text:p>
          </table:table-cell>
          <table:table-cell office:value-type="string" calcext:value-type="string">
            <text:p>[公民行動資料庫]《燦爛時光會客室》第183集：集遊法管不住刁民 警方另闢蹊徑 twngo.cf/2mwF1Gq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集會遊行</text:p>
          </table:table-cell>
          <table:table-cell office:value-type="string" calcext:value-type="string">
            <text:p>公民行動資料庫</text:p>
          </table:table-cell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3" office:value-type="date" office:date-value="2018-02-14" calcext:value-type="date">
            <text:p>107/02/14</text:p>
          </table:table-cell>
          <table:table-cell office:value-type="string" calcext:value-type="string">
            <text:p>[環資訊息]【永續海鱻食堂】永續海鮮這樣挑！9大心法教你吃對年菜 twngo.cf/2GayGZm</text:p>
            <text:p/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環保, 海洋</text:p>
          </table:table-cell>
          <table:table-cell office:value-type="string" calcext:value-type="string">
            <text:p>環資</text:p>
          </table:table-cell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2" office:value-type="date" office:date-value="2018-03-12" calcext:value-type="date">
            <text:p>107/03/12</text:p>
          </table:table-cell>
          <table:table-cell office:value-type="string" calcext:value-type="string">
            <text:p><text:s/>[華人民主書院]西藏抗暴59周年台北游行 磕長頭、為自焚藏人默哀 twngo.cf/2p7VXEl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西藏, 中國人權</text:p>
          </table:table-cell>
          <table:table-cell office:value-type="string" calcext:value-type="string">
            <text:p>華人民主書院</text:p>
          </table:table-cell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2" office:value-type="date" office:date-value="2018-04-24" calcext:value-type="date">
            <text:p>107/04/24</text:p>
          </table:table-cell>
          <table:table-cell office:value-type="string" calcext:value-type="string">
            <text:p><text:s/>[NGO 推進器] 本週我們來看看 @NetHope_org / The Center for the Digital Non-Profit 的最新報告吧 to.twngo.xyz/2HULOE9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社會運動</text:p>
          </table:table-cell>
          <table:table-cell office:value-type="string" calcext:value-type="string">
            <text:p>NGO推進器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2" office:value-type="date" office:date-value="2018-05-31" calcext:value-type="date">
            <text:p>107/05/31</text:p>
          </table:table-cell>
          <table:table-cell office:value-type="string" calcext:value-type="string">
            <text:p><text:s/>[公民行動資料庫]【投書】中國迫害新疆穆斯林——一名法學院學生的觀察 bit.ly/2svx5YK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新疆, 中國人權</text:p>
          </table:table-cell>
          <table:table-cell office:value-type="string" calcext:value-type="string">
            <text:p>公民行動資料庫</text:p>
          </table:table-cell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2" office:value-type="date" office:date-value="2018-06-12" calcext:value-type="date">
            <text:p>107/06/12</text:p>
          </table:table-cell>
          <table:table-cell office:value-type="string" calcext:value-type="string">
            <text:p> [NGO 推進器] 本週介紹@ForaChange_org 四月份上線的新網站：社會行動的數位策略入門</text:p>
            <text:p>to.twngo.xyz/2y0M3MH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社會運動, 數位工具</text:p>
          </table:table-cell>
          <table:table-cell office:value-type="string" calcext:value-type="string">
            <text:p>NGO推進器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09:14:00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23:29:23.903262351</meta:creation-date>
    <dc:date>2018-07-04T11:45:10.203000000</dc:date>
    <meta:editing-duration>PT2H15M20S</meta:editing-duration>
    <meta:editing-cycles>7</meta:editing-cycles>
    <meta:generator>LibreOffice/6.0.4.2$Windows_x86 LibreOffice_project/9b0d9b32d5dcda91d2f1a96dc04c645c450872bf</meta:generator>
    <meta:document-statistic meta:table-count="1" meta:cell-count="140" meta:object-count="0"/>
  </office:meta>
</office:document-meta>
</file>